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paragraph-rsid="00147f6b"/>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fo:language="en" fo:country="US" officeooo:paragraph-rsid="00147f6b"/>
    </style:style>
    <style:style style:name="P6" style:family="paragraph" style:parent-style-name="Text_20_body">
      <style:text-properties fo:language="en" fo:country="US" officeooo:rsid="0071c3ed" officeooo:paragraph-rsid="00147f6b"/>
    </style:style>
    <style:style style:name="P7" style:family="paragraph" style:parent-style-name="Text_20_body">
      <style:text-properties fo:language="en" fo:country="US" officeooo:rsid="005ffc23" officeooo:paragraph-rsid="00147f6b"/>
    </style:style>
    <style:style style:name="P8" style:family="paragraph" style:parent-style-name="Text_20_body">
      <style:text-properties fo:language="en" fo:country="US" officeooo:rsid="0061dce7" officeooo:paragraph-rsid="00147f6b"/>
    </style:style>
    <style:style style:name="P9" style:family="paragraph" style:parent-style-name="Text_20_body">
      <style:text-properties fo:language="en" fo:country="US" officeooo:rsid="006fd7dd" officeooo:paragraph-rsid="00147f6b"/>
    </style:style>
    <style:style style:name="P10" style:family="paragraph" style:parent-style-name="Text_20_body">
      <style:text-properties fo:language="en" fo:country="US" officeooo:rsid="0062b10e" officeooo:paragraph-rsid="00147f6b"/>
    </style:style>
    <style:style style:name="P11" style:family="paragraph" style:parent-style-name="Text_20_body">
      <style:text-properties fo:language="en" fo:country="US" officeooo:rsid="0017b12b" officeooo:paragraph-rsid="0017b12b"/>
    </style:style>
    <style:style style:name="P12" style:family="paragraph" style:parent-style-name="Text_20_body">
      <style:text-properties fo:language="en" fo:country="US" officeooo:rsid="0052bf34" officeooo:paragraph-rsid="00147f6b"/>
    </style:style>
    <style:style style:name="P13" style:family="paragraph" style:parent-style-name="Text_20_body">
      <style:text-properties fo:language="en" fo:country="US" officeooo:rsid="005cbfb4" officeooo:paragraph-rsid="00147f6b"/>
    </style:style>
    <style:style style:name="P14" style:family="paragraph" style:parent-style-name="Text_20_body">
      <style:text-properties fo:language="en" fo:country="US" officeooo:rsid="0055bd06" officeooo:paragraph-rsid="00147f6b"/>
    </style:style>
    <style:style style:name="P15" style:family="paragraph" style:parent-style-name="Text_20_body">
      <style:text-properties fo:language="en" fo:country="US" officeooo:rsid="00572c71" officeooo:paragraph-rsid="00147f6b"/>
    </style:style>
    <style:style style:name="P16" style:family="paragraph" style:parent-style-name="Text_20_body">
      <style:text-properties fo:language="en" fo:country="US" officeooo:rsid="0066712b" officeooo:paragraph-rsid="00147f6b"/>
    </style:style>
    <style:style style:name="P17" style:family="paragraph" style:parent-style-name="Text_20_body">
      <style:text-properties fo:language="en" fo:country="US" officeooo:rsid="002a2300" officeooo:paragraph-rsid="002a2300"/>
    </style:style>
    <style:style style:name="P18" style:family="paragraph" style:parent-style-name="Text_20_body">
      <style:text-properties fo:language="en" fo:country="US" officeooo:rsid="002b95b9" officeooo:paragraph-rsid="002b95b9"/>
    </style:style>
    <style:style style:name="P19" style:family="paragraph" style:parent-style-name="Text_20_body">
      <style:text-properties fo:language="en" fo:country="US" officeooo:rsid="006d99a2" officeooo:paragraph-rsid="00147f6b"/>
    </style:style>
    <style:style style:name="P20" style:family="paragraph" style:parent-style-name="Text_20_body">
      <style:text-properties fo:language="en" fo:country="US" officeooo:rsid="002c2924" officeooo:paragraph-rsid="002c2924"/>
    </style:style>
    <style:style style:name="P21" style:family="paragraph" style:parent-style-name="Text_20_body">
      <style:text-properties fo:language="en" fo:country="US" officeooo:rsid="0032b009" officeooo:paragraph-rsid="0032b009"/>
    </style:style>
    <style:style style:name="P22" style:family="paragraph" style:parent-style-name="Text_20_body">
      <style:text-properties fo:language="en" fo:country="US" officeooo:rsid="003e7ab4" officeooo:paragraph-rsid="003e7ab4"/>
    </style:style>
    <style:style style:name="P23" style:family="paragraph" style:parent-style-name="Text_20_body">
      <style:text-properties fo:language="en" fo:country="US" officeooo:rsid="003fed00" officeooo:paragraph-rsid="003fed00"/>
    </style:style>
    <style:style style:name="P24" style:family="paragraph" style:parent-style-name="Text_20_body">
      <style:text-properties fo:language="en" fo:country="US" officeooo:rsid="00484d07" officeooo:paragraph-rsid="00484d07"/>
    </style:style>
    <style:style style:name="P25" style:family="paragraph" style:parent-style-name="Text_20_body">
      <style:text-properties fo:language="en" fo:country="US" officeooo:rsid="003c14e3" officeooo:paragraph-rsid="003c14e3"/>
    </style:style>
    <style:style style:name="P26" style:family="paragraph" style:parent-style-name="Text_20_body">
      <style:text-properties fo:language="en" fo:country="US" officeooo:rsid="0049c27b" officeooo:paragraph-rsid="0049c27b"/>
    </style:style>
    <style:style style:name="P27" style:family="paragraph" style:parent-style-name="Text_20_body">
      <style:text-properties fo:language="en" fo:country="US" officeooo:rsid="00714e62" officeooo:paragraph-rsid="00147f6b"/>
    </style:style>
    <style:style style:name="P28" style:family="paragraph" style:parent-style-name="Text_20_body">
      <style:text-properties fo:language="en" fo:country="US" officeooo:rsid="00649677" officeooo:paragraph-rsid="00147f6b"/>
    </style:style>
    <style:style style:name="P29" style:family="paragraph" style:parent-style-name="Text_20_body">
      <style:text-properties fo:language="en" fo:country="US" officeooo:rsid="004b8569" officeooo:paragraph-rsid="004b8569"/>
    </style:style>
    <style:style style:name="P30" style:family="paragraph" style:parent-style-name="Text_20_body">
      <style:paragraph-properties fo:margin-left="0cm" fo:margin-right="0cm" fo:text-align="justify" style:justify-single-word="false" fo:orphans="2" fo:widows="2" fo:text-indent="0cm" style:auto-text-indent="false"/>
      <style:text-properties fo:language="en" fo:country="US" officeooo:rsid="0027fb49" officeooo:paragraph-rsid="00147f6b"/>
    </style:style>
    <style:style style:name="P31" style:family="paragraph" style:parent-style-name="Text_20_body" style:list-style-name="L1">
      <style:text-properties fo:language="en" fo:country="US" officeooo:rsid="0071c3ed" officeooo:paragraph-rsid="00147f6b"/>
    </style:style>
    <style:style style:name="P32" style:family="paragraph" style:parent-style-name="Text_20_body" style:list-style-name="L1">
      <style:text-properties fo:language="en" fo:country="US" officeooo:rsid="0016f397" officeooo:paragraph-rsid="001e8620"/>
    </style:style>
    <style:style style:name="P33" style:family="paragraph" style:parent-style-name="Text_20_body" style:list-style-name="L2">
      <style:text-properties fo:language="en" fo:country="US" officeooo:rsid="0062b10e" officeooo:paragraph-rsid="00147f6b"/>
    </style:style>
    <style:style style:name="P34" style:family="paragraph" style:parent-style-name="Text_20_body" style:list-style-name="L3">
      <style:text-properties fo:language="en" fo:country="US" officeooo:rsid="0017b12b" officeooo:paragraph-rsid="0017b12b"/>
    </style:style>
    <style:style style:name="P35" style:family="paragraph" style:parent-style-name="Text_20_body" style:list-style-name="L4">
      <style:text-properties fo:language="en" fo:country="US" officeooo:rsid="0017b12b" officeooo:paragraph-rsid="0017b12b"/>
    </style:style>
    <style:style style:name="P36" style:family="paragraph" style:parent-style-name="Text_20_body" style:list-style-name="L3">
      <style:text-properties fo:language="en" fo:country="US" officeooo:rsid="007a5e3a" officeooo:paragraph-rsid="0017b12b"/>
    </style:style>
    <style:style style:name="P37" style:family="paragraph" style:parent-style-name="Text_20_body" style:list-style-name="L3">
      <style:text-properties fo:language="en" fo:country="US" officeooo:rsid="007a5e3a" officeooo:paragraph-rsid="00147f6b"/>
    </style:style>
    <style:style style:name="P38" style:family="paragraph" style:parent-style-name="Text_20_body" style:list-style-name="L4">
      <style:text-properties fo:language="en" fo:country="US" officeooo:rsid="007a5e3a" officeooo:paragraph-rsid="00147f6b"/>
    </style:style>
    <style:style style:name="P39" style:family="paragraph" style:parent-style-name="Text_20_body" style:list-style-name="L4">
      <style:text-properties fo:language="en" fo:country="US" officeooo:rsid="007a5e3a" officeooo:paragraph-rsid="0031943c"/>
    </style:style>
    <style:style style:name="P40" style:family="paragraph" style:parent-style-name="Text_20_body" style:list-style-name="L5">
      <style:text-properties fo:language="en" fo:country="US" officeooo:rsid="007a5e3a" officeooo:paragraph-rsid="00230248"/>
    </style:style>
    <style:style style:name="P41" style:family="paragraph" style:parent-style-name="Text_20_body" style:list-style-name="L5">
      <style:text-properties fo:language="en" fo:country="US" officeooo:rsid="007a5e3a" officeooo:paragraph-rsid="00147f6b"/>
    </style:style>
    <style:style style:name="P42" style:family="paragraph" style:parent-style-name="Text_20_body" style:list-style-name="L4">
      <style:text-properties fo:language="en" fo:country="US" officeooo:rsid="004e1732" officeooo:paragraph-rsid="004e1732"/>
    </style:style>
    <style:style style:name="P43" style:family="paragraph" style:parent-style-name="Text_20_body" style:list-style-name="L4">
      <style:text-properties fo:language="en" fo:country="US" officeooo:rsid="004451ad" officeooo:paragraph-rsid="004451ad"/>
    </style:style>
    <style:style style:name="P44" style:family="paragraph" style:parent-style-name="Text_20_body" style:list-style-name="L5">
      <style:text-properties fo:language="en" fo:country="US" officeooo:rsid="004451ad" officeooo:paragraph-rsid="004451ad"/>
    </style:style>
    <style:style style:name="P45" style:family="paragraph" style:parent-style-name="Text_20_body" style:list-style-name="L5">
      <style:text-properties fo:language="en" fo:country="US" officeooo:rsid="00258011" officeooo:paragraph-rsid="004451ad"/>
    </style:style>
    <style:style style:name="P46" style:family="paragraph" style:parent-style-name="Text_20_body">
      <style:text-properties officeooo:rsid="0058ac61" officeooo:paragraph-rsid="0058ac61"/>
    </style:style>
    <style:style style:name="P47" style:family="paragraph" style:parent-style-name="Text_20_body" style:list-style-name="L6">
      <style:text-properties officeooo:rsid="0058ac61" officeooo:paragraph-rsid="0058ac61"/>
    </style:style>
    <style:style style:name="P48" style:family="paragraph" style:parent-style-name="Heading_20_3">
      <style:text-properties fo:language="en" fo:country="US" officeooo:paragraph-rsid="00147f6b"/>
    </style:style>
    <style:style style:name="P49" style:family="paragraph" style:parent-style-name="Heading_20_3">
      <style:text-properties fo:language="en" fo:country="US" officeooo:rsid="005cbfb4" officeooo:paragraph-rsid="00147f6b"/>
    </style:style>
    <style:style style:name="P50" style:family="paragraph" style:parent-style-name="Heading_20_3">
      <style:text-properties fo:language="en" fo:country="US" officeooo:rsid="005a8e37" officeooo:paragraph-rsid="00147f6b"/>
    </style:style>
    <style:style style:name="P51" style:family="paragraph" style:parent-style-name="Heading_20_3">
      <style:text-properties fo:language="en" fo:country="US" officeooo:paragraph-rsid="00577066"/>
    </style:style>
    <style:style style:name="P52" style:family="paragraph" style:parent-style-name="Title" style:list-style-name="">
      <style:text-properties fo:language="en" fo:country="US" officeooo:paragraph-rsid="00147f6b"/>
    </style:style>
    <style:style style:name="P53" style:family="paragraph" style:parent-style-name="Heading_20_1">
      <style:text-properties fo:language="en" fo:country="US" officeooo:paragraph-rsid="00147f6b"/>
    </style:style>
    <style:style style:name="P54" style:family="paragraph" style:parent-style-name="Heading_20_1">
      <style:text-properties fo:language="en" fo:country="US" officeooo:rsid="001d6d8b" officeooo:paragraph-rsid="00147f6b"/>
    </style:style>
    <style:style style:name="P55" style:family="paragraph" style:parent-style-name="Heading_20_2">
      <style:text-properties fo:language="en" fo:country="US"/>
    </style:style>
    <style:style style:name="P56" style:family="paragraph" style:parent-style-name="Heading_20_2">
      <style:text-properties fo:language="en" fo:country="US" officeooo:rsid="00714e62" officeooo:paragraph-rsid="00147f6b"/>
    </style:style>
    <style:style style:name="P57" style:family="paragraph" style:parent-style-name="Heading_20_2">
      <style:text-properties fo:language="en" fo:country="US" officeooo:paragraph-rsid="00147f6b"/>
    </style:style>
    <style:style style:name="P58" style:family="paragraph" style:parent-style-name="Heading_20_2">
      <style:text-properties fo:language="en" fo:country="US" officeooo:rsid="0050e47b" officeooo:paragraph-rsid="00147f6b"/>
    </style:style>
    <style:style style:name="P59" style:family="paragraph" style:parent-style-name="Heading_20_2">
      <style:text-properties fo:language="en" fo:country="US" officeooo:rsid="002190c9" officeooo:paragraph-rsid="002190c9"/>
    </style:style>
    <style:style style:name="T1" style:family="text">
      <style:text-properties fo:font-variant="normal" fo:text-transform="none" fo:color="#000000" style:font-name="Open Sans" fo:font-size="10.5pt" fo:letter-spacing="normal" fo:font-style="normal" fo:font-weight="normal"/>
    </style:style>
    <style:style style:name="T2" style:family="text">
      <style:text-properties officeooo:rsid="002dd1b9"/>
    </style:style>
    <style:style style:name="T3" style:family="text">
      <style:text-properties officeooo:rsid="005b0ff8"/>
    </style:style>
    <style:style style:name="T4" style:family="text">
      <style:text-properties officeooo:rsid="007656e2"/>
    </style:style>
    <style:style style:name="T5" style:family="text">
      <style:text-properties officeooo:rsid="0061ee4a"/>
    </style:style>
    <style:style style:name="T6" style:family="text">
      <style:text-properties officeooo:rsid="006d99a2"/>
    </style:style>
    <style:style style:name="T7" style:family="text">
      <style:text-properties officeooo:rsid="0071c3ed"/>
    </style:style>
    <style:style style:name="T8" style:family="text">
      <style:text-properties officeooo:rsid="0076674f"/>
    </style:style>
    <style:style style:name="T9" style:family="text">
      <style:text-properties officeooo:rsid="005ffc23"/>
    </style:style>
    <style:style style:name="T10" style:family="text">
      <style:text-properties officeooo:rsid="0055bd06"/>
    </style:style>
    <style:style style:name="T11" style:family="text">
      <style:text-properties officeooo:rsid="006be888"/>
    </style:style>
    <style:style style:name="T12" style:family="text">
      <style:text-properties officeooo:rsid="00572c71"/>
    </style:style>
    <style:style style:name="T13" style:family="text">
      <style:text-properties officeooo:rsid="001a9941"/>
    </style:style>
    <style:style style:name="T14" style:family="text">
      <style:text-properties officeooo:rsid="001e8620"/>
    </style:style>
    <style:style style:name="T15" style:family="text">
      <style:text-properties officeooo:rsid="002a2300"/>
    </style:style>
    <style:style style:name="T16" style:family="text">
      <style:text-properties officeooo:rsid="002e9f41"/>
    </style:style>
    <style:style style:name="T17" style:family="text">
      <style:text-properties officeooo:rsid="002f1ea6"/>
    </style:style>
    <style:style style:name="T18" style:family="text">
      <style:text-properties officeooo:rsid="0031943c"/>
    </style:style>
    <style:style style:name="T19" style:family="text">
      <style:text-properties officeooo:rsid="003676d5"/>
    </style:style>
    <style:style style:name="T20" style:family="text">
      <style:text-properties officeooo:rsid="003cf5e5"/>
    </style:style>
    <style:style style:name="T21" style:family="text">
      <style:text-properties officeooo:rsid="004dcb7e"/>
    </style:style>
    <style:style style:name="T22" style:family="text">
      <style:text-properties officeooo:rsid="0050a2f6"/>
    </style:style>
    <style:style style:name="T23" style:family="text">
      <style:text-properties officeooo:rsid="0052448d"/>
    </style:style>
    <style:style style:name="T24" style:family="text">
      <style:text-properties officeooo:rsid="00540282"/>
    </style:style>
    <style:style style:name="T25" style:family="text">
      <style:text-properties officeooo:rsid="00577066"/>
    </style:style>
    <style:style style:name="T26" style:family="text">
      <style:text-properties fo:language="en" fo:country="US"/>
    </style:style>
    <style:style style:name="T27" style:family="text">
      <style:text-properties fo:language="en" fo:country="US" officeooo:rsid="005770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Hunt</text:p>
      <text:p text:style-name="P1"><text:span text:style-name="T2">Survive in the</text:span> <text:span text:style-name="T3">D</text:span>ar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180_3806398728" text:style-name="Index_20_Link" text:visited-style-name="Index_20_Link">Introduction<text:tab/>1</text:a></text:p>
          <text:p text:style-name="P3"><text:a xlink:type="simple" xlink:href="#__RefHeading___Toc182_3806398728" text:style-name="Index_20_Link" text:visited-style-name="Index_20_Link">Characters<text:tab/>1</text:a></text:p>
          <text:p text:style-name="P4"><text:a xlink:type="simple" xlink:href="#__RefHeading___Toc203_582824741" text:style-name="Index_20_Link" text:visited-style-name="Index_20_Link">Curse<text:tab/>1</text:a></text:p>
          <text:p text:style-name="P2"><text:a xlink:type="simple" xlink:href="#__RefHeading___Toc205_582824741" text:style-name="Index_20_Link" text:visited-style-name="Index_20_Link">Vampirism<text:tab/>1</text:a></text:p>
          <text:p text:style-name="P4"><text:a xlink:type="simple" xlink:href="#__RefHeading___Toc192_582824741" text:style-name="Index_20_Link" text:visited-style-name="Index_20_Link">Background<text:tab/>2</text:a></text:p>
          <text:p text:style-name="P4"><text:a xlink:type="simple" xlink:href="#__RefHeading___Toc184_3806398728" text:style-name="Index_20_Link" text:visited-style-name="Index_20_Link">Factions<text:tab/>2</text:a></text:p>
          <text:p text:style-name="P2"><text:a xlink:type="simple" xlink:href="#__RefHeading___Toc207_582824741" text:style-name="Index_20_Link" text:visited-style-name="Index_20_Link">Bloodhounds<text:tab/>2</text:a></text:p>
          <text:p text:style-name="P3"><text:a xlink:type="simple" xlink:href="#__RefHeading___Toc202_3806398728" text:style-name="Index_20_Link" text:visited-style-name="Index_20_Link">Rules<text:tab/>2</text:a></text:p>
          <text:p text:style-name="P4"><text:a xlink:type="simple" xlink:href="#__RefHeading___Toc194_582824741" text:style-name="Index_20_Link" text:visited-style-name="Index_20_Link">Aspects<text:tab/>2</text:a></text:p>
          <text:p text:style-name="P4"><text:a xlink:type="simple" xlink:href="#__RefHeading___Toc209_582824741" text:style-name="Index_20_Link" text:visited-style-name="Index_20_Link">Skills and expertise<text:tab/>3</text:a></text:p>
          <text:p text:style-name="P2"><text:a xlink:type="simple" xlink:href="#__RefHeading___Toc211_582824741" text:style-name="Index_20_Link" text:visited-style-name="Index_20_Link">Skills of the Beast<text:tab/>3</text:a></text:p>
          <text:p text:style-name="P2"><text:a xlink:type="simple" xlink:href="#__RefHeading___Toc213_582824741" text:style-name="Index_20_Link" text:visited-style-name="Index_20_Link">Skills of the Dominant<text:tab/>3</text:a></text:p>
          <text:p text:style-name="P2"><text:a xlink:type="simple" xlink:href="#__RefHeading___Toc215_582824741" text:style-name="Index_20_Link" text:visited-style-name="Index_20_Link">Skills of the Skulker<text:tab/>3</text:a></text:p>
          <text:p text:style-name="P4"><text:a xlink:type="simple" xlink:href="#__RefHeading___Toc204_3806398728" text:style-name="Index_20_Link" text:visited-style-name="Index_20_Link">Checks<text:tab/>3</text:a></text:p>
          <text:p text:style-name="P2"><text:a xlink:type="simple" xlink:href="#__RefHeading___Toc196_582824741" text:style-name="Index_20_Link" text:visited-style-name="Index_20_Link">Basic checks<text:tab/>3</text:a></text:p>
          <text:p text:style-name="P2"><text:a xlink:type="simple" xlink:href="#__RefHeading___Toc198_582824741" text:style-name="Index_20_Link" text:visited-style-name="Index_20_Link">Consequences<text:tab/>3</text:a></text:p>
          <text:p text:style-name="P2"><text:a xlink:type="simple" xlink:href="#__RefHeading___Toc206_3806398728" text:style-name="Index_20_Link" text:visited-style-name="Index_20_Link">Blood dices<text:tab/>4</text:a></text:p>
          <text:p text:style-name="P2"><text:a xlink:type="simple" xlink:href="#__RefHeading___Toc200_582824741" text:style-name="Index_20_Link" text:visited-style-name="Index_20_Link">Training and expertise dice<text:tab/>4</text:a></text:p>
          <text:p text:style-name="P4"><text:a xlink:type="simple" xlink:href="#__RefHeading___Toc208_3806398728" text:style-name="Index_20_Link" text:visited-style-name="Index_20_Link">Reputation<text:tab/>4</text:a></text:p>
          <text:p text:style-name="P4"><text:a xlink:type="simple" xlink:href="#__RefHeading___Toc373_2347836164" text:style-name="Index_20_Link" text:visited-style-name="Index_20_Link">Being Hunted<text:tab/>4</text:a></text:p>
          <text:p text:style-name="P4"><text:a xlink:type="simple" xlink:href="#__RefHeading___Toc210_3806398728" text:style-name="Index_20_Link" text:visited-style-name="Index_20_Link">Conflicts<text:tab/>4</text:a></text:p>
          <text:p text:style-name="P3"><text:a xlink:type="simple" xlink:href="#__RefHeading___Toc212_3806398728" text:style-name="Index_20_Link" text:visited-style-name="Index_20_Link">Setting<text:tab/>4</text:a></text:p>
          <text:p text:style-name="P3"><text:a xlink:type="simple" xlink:href="#__RefHeading___Toc214_3806398728" text:style-name="Index_20_Link" text:visited-style-name="Index_20_Link">Base scenario<text:tab/>4</text:a></text:p>
        </text:index-body>
      </text:table-of-content>
      <text:p text:style-name="P5"/>
      <text:p text:style-name="P5"/>
      <text:h text:style-name="P53" text:outline-level="1"><text:bookmark-start text:name="__RefHeading___Toc180_3806398728"/>Introduction<text:bookmark-end text:name="__RefHeading___Toc180_3806398728"/></text:h>
      <text:p text:style-name="P30"/>
      <text:h text:style-name="P54" text:outline-level="1"><text:bookmark-start text:name="__RefHeading___Toc182_3806398728"/>Characters<text:bookmark-end text:name="__RefHeading___Toc182_3806398728"/></text:h>
      <text:h text:style-name="P56" text:outline-level="2"><text:bookmark-start text:name="__RefHeading___Toc203_582824741"/>Curse<text:bookmark-end text:name="__RefHeading___Toc203_582824741"/></text:h>
      <text:h text:style-name="P51" text:outline-level="3"><text:bookmark-start text:name="__RefHeading___Toc205_582824741"/><text:span text:style-name="T25">Possession</text:span><text:bookmark-end text:name="__RefHeading___Toc205_582824741"/></text:h>
      <text:p text:style-name="P46"><text:span text:style-name="T27">P</text:span><text:span text:style-name="T26">ossessed are quite rare, especially nowadays, where most of them are created by witches. But back in times, they were more common. It is created when a human body (the host) is taken over by a spirit. These spirits are numerous in nature, but most do not enter cities by themselves. A potential host is most vulnerable when they die, because their own soul is has already a weakened grip on reality.</text:span></text:p>
      <text:p text:style-name="P46"><text:soft-page-break/><text:span text:style-name="T26">Abilities:</text:span></text:p>
      <text:list xml:id="list390965391" text:style-name="L6">
        <text:list-item>
          <text:p text:style-name="P47"><text:span text:style-name="T26"/></text:p>
        </text:list-item>
      </text:list>
      <text:h text:style-name="P51" text:outline-level="3">Vampirism</text:h>
      <text:p text:style-name="P6"><text:span text:style-name="T25">Possibly the most notorious curse by the power it once had</text:span>. But the number of vampires went from few to only a handful. The most secretive ones have survived, mostly unimportant bloodlines. The lords of the night have been pretty successfully destroyed by the Hunt for at least half a century now.</text:p>
      <text:p text:style-name="P6">Abilities:</text:p>
      <text:list xml:id="list3077901395" text:style-name="L1">
        <text:list-item>
          <text:p text:style-name="P31">The Thirst – <text:span text:style-name="T13">Vampires need to feed on human blood. Each day they fail to do so, their Skulker aspect increases by one, and another decreases, and each time they feed, their Beast aspect increases, and another aspect decreases.</text:span></text:p>
        </text:list-item>
        <text:list-item>
          <text:p text:style-name="P32">Vulnerabilities <text:s/>– Vampires burn in the sun but are extremely resistant to most damage. If they find themselves in full daylight, they <text:span text:style-name="T15">immediately</text:span> take one blood dice, and will continue to do so. </text:p>
        </text:list-item>
        <text:list-item>
          <text:p text:style-name="P32"><text:span text:style-name="T14">Resistance – </text:span>Vampires cannot die from normal wounds : if they should die from anything but a stake in the heart or direct exposure to sunlight, they are just <text:span text:style-name="T15">paralyzed</text:span> for the next day instead.</text:p>
        </text:list-item>
      </text:list>
      <text:h text:style-name="Heading_20_3" text:outline-level="3">Witchcraft</text:h>
      <text:h text:style-name="P57" text:outline-level="2"><text:bookmark-start text:name="__RefHeading___Toc192_582824741"/>Background<text:bookmark-end text:name="__RefHeading___Toc192_582824741"/></text:h>
      <text:p text:style-name="P7">Before they were thrown into the <text:span text:style-name="T5">D</text:span>ark, characters probably lived an ordinary life among other humans. But with what they are now, they won’t be able to just carry on : the Hunt will be after them, and they will change dramatically.</text:p>
      <text:p text:style-name="P8">The background <text:span text:style-name="T6">indicates</text:span> what skills and knowledge the character may have from this previous life, that may, perhaps, be of use in the <text:span text:style-name="T5">D</text:span>ark.</text:p>
      <text:p text:style-name="P19">As part of their background, each character can spend 5 training points in the skills, as well as one expertise.</text:p>
      <text:h text:style-name="P57" text:outline-level="2"><text:bookmark-start text:name="__RefHeading___Toc184_3806398728"/><text:span text:style-name="T6">F</text:span>actions<text:bookmark-end text:name="__RefHeading___Toc184_3806398728"/></text:h>
      <text:h text:style-name="P48" text:outline-level="3"><text:bookmark-start text:name="__RefHeading___Toc207_582824741"/>Bloodhounds<text:bookmark-end text:name="__RefHeading___Toc207_582824741"/></text:h>
      <text:p text:style-name="P9">The Bloodhounds are one of the vampiric bloodline that have survived. Brutality is often more than not the norm in this dysfunctional “family” of sort. The elders have learned that the best protection they can have against the Hunt is discipline and ruthlessness, and they apply it <text:span text:style-name="T7">liberally.</text:span></text:p>
      <text:p text:style-name="P27">Ability – smell for blood: bloodhounds automatically <text:span text:style-name="T13">get</text:span> an expertise dice to follow a target that has any number of blood dice.</text:p>
      <text:h text:style-name="P54" text:outline-level="1"><text:bookmark-start text:name="__RefHeading___Toc202_3806398728"/><text:soft-page-break/>Rules<text:bookmark-end text:name="__RefHeading___Toc202_3806398728"/></text:h>
      <text:h text:style-name="P57" text:outline-level="2"><text:bookmark-start text:name="__RefHeading___Toc194_582824741"/><text:span text:style-name="T4">Aspect</text:span>s<text:bookmark-end text:name="__RefHeading___Toc194_582824741"/></text:h>
      <text:p text:style-name="P10">Each character has three aspects, each representing one face<text:span text:style-name="T8">t</text:span> of their curse:</text:p>
      <text:list xml:id="list1476354047" text:style-name="L2">
        <text:list-item>
          <text:p text:style-name="P33">The Beast: the aggressiveness that comes with the curse, the will to destroy, to tear things with your bare hands. Its tools are violence, intuition, and quick thinking.</text:p>
        </text:list-item>
        <text:list-item>
          <text:p text:style-name="P33">The Dominant: the wish to subdue others to your will, to rule over them and have them accomplish your wills. It shows mostly in social encounters, where the character may shine.</text:p>
        </text:list-item>
        <text:list-item>
          <text:p text:style-name="P33">The Skulker: the wish to remain in the Dark, to plan and plot, never to reveal yourself. It governs the careful planning, the memory and some investigation tasks</text:p>
        </text:list-item>
      </text:list>
      <text:p text:style-name="P28">During the game, the value of these aspects will shift, because the character loses control over his own body and mind to the curse of the Blood.</text:p>
      <text:p text:style-name="P29">A character at creation has 4 points in each aspect.</text:p>
      <text:h text:style-name="P57" text:outline-level="2"><text:bookmark-start text:name="__RefHeading___Toc209_582824741"/>Skills and expertise<text:bookmark-end text:name="__RefHeading___Toc209_582824741"/></text:h>
      <text:h text:style-name="P48" text:outline-level="3"><text:bookmark-start text:name="__RefHeading___Toc211_582824741"/>Skills of the Beast<text:bookmark-end text:name="__RefHeading___Toc211_582824741"/></text:h>
      <text:list xml:id="list1865462771" text:style-name="L3">
        <text:list-item>
          <text:p text:style-name="P34">Athletics: <text:span text:style-name="T16">is used to cross obstacles, run fast and any other situation where physical fitness is used. Expertise are for example sprinting, endurance, climbing, or swimming.</text:span></text:p>
        </text:list-item>
        <text:list-item>
          <text:p text:style-name="P36">Fight: <text:span text:style-name="T16">the primary skill for any combat, used for many actions if conflicts become physical. Expertise are the different types of weapon your characters may use : pistols, shotguns, knives….</text:span></text:p>
        </text:list-item>
        <text:list-item>
          <text:p text:style-name="P37">Intimidation: <text:span text:style-name="T16">used when you want someone to do something, and you are not being nice about it. Expertise in this domain are attitude, threats and torture.</text:span></text:p>
        </text:list-item>
        <text:list-item>
          <text:p text:style-name="P37">Intuition: <text:span text:style-name="T16">used to get a ‘feel’ of the place. It pretty much never gives a precise information, but may be a warning. Expertise are the types of things you analyze: person, place, or ambiance (“read the room”).</text:span></text:p>
        </text:list-item>
      </text:list>
      <text:h text:style-name="P48" text:outline-level="3"><text:bookmark-start text:name="__RefHeading___Toc213_582824741"/>Skills of the Dominant<text:bookmark-end text:name="__RefHeading___Toc213_582824741"/></text:h>
      <text:list xml:id="list1357546185" text:style-name="L4">
        <text:list-item>
          <text:p text:style-name="P35">Deception: <text:span text:style-name="T17">lying, “forgetting” about specific parts of facts, and the most important, being believed by the person you are talking to. Expertise are different contexts of deception: fast talking, straight lies or playing a role.</text:span></text:p>
        </text:list-item>
        <text:list-item>
          <text:p text:style-name="P38">Flirt: <text:span text:style-name="T18">when you want to be perceived as hot and sexy, or seduce someone. Expertise are look, conversation, arousing.</text:span></text:p>
        </text:list-item>
        <text:list-item>
          <text:p text:style-name="P42">Networking: if you’re good at it, you’ll say you “know a guy” pretty often. <text:span text:style-name="T22">Expertise are divided by the use of the network: getting objects, getting information, selling things, get access somewhere.</text:span></text:p>
        </text:list-item>
        <text:list-item>
          <text:p text:style-name="P39">Persuasion: <text:span text:style-name="T16">used when you want someone to do something, and you are being nice about it. Expertise are bartering, convincing, drawing a compromise.</text:span></text:p>
        </text:list-item>
        <text:list-item>
          <text:p text:style-name="P43"><text:soft-page-break/>Provocation: Sometimes, you need to piss someone off to gain an advantage. <text:span text:style-name="T23">Expertise are insults, pissing off and Bon Mot.</text:span></text:p>
        </text:list-item>
      </text:list>
      <text:h text:style-name="P48" text:outline-level="3"><text:bookmark-start text:name="__RefHeading___Toc215_582824741"/>Skills of the Skulker<text:bookmark-end text:name="__RefHeading___Toc215_582824741"/></text:h>
      <text:list xml:id="list3992338411" text:style-name="L5">
        <text:list-item>
          <text:p text:style-name="P44">Cool: <text:span text:style-name="T24">If</text:span> you need to stay calm in front of something horrible or when someone is really annoying, this is the skill you use. <text:span text:style-name="T24">Expertise separate the effects you can be good against: fear, provocation, stressful situation or supernatural horror.</text:span></text:p>
        </text:list-item>
        <text:list-item>
          <text:p text:style-name="P45">Logic: <text:span text:style-name="T19">the skill to solve puzzles, but mostly used to find links between clues. Expertise are criminal investigation, medical diagnostics, math problem solving or any domain you feel approriate.</text:span></text:p>
        </text:list-item>
        <text:list-item>
          <text:p text:style-name="P40">Memory: <text:span text:style-name="T19">Memory is used to get useful piece s of information from knowledge your character has. Expertise are the various subjects your character may have: law, history, physics and medicine for example.</text:span></text:p>
        </text:list-item>
        <text:list-item>
          <text:p text:style-name="P41">Observation: <text:span text:style-name="T19">In order to use clues, you need to find them, that’s what observation is for. Expertise is the different ways to find clues: sight, hearing, smelling, searching for contraband, or any other.</text:span></text:p>
        </text:list-item>
        <text:list-item>
          <text:p text:style-name="P41">Sneaking: <text:span text:style-name="T19">sometimes, you just do not want to be seen, or noticed. Expertise in this skill are the different environments you may have to hide in: forest, urban wastelands, crowds, parties or corporate environment.</text:span></text:p>
        </text:list-item>
      </text:list>
      <text:h text:style-name="P58" text:outline-level="2"><text:bookmark-start text:name="__RefHeading___Toc204_3806398728"/>Checks<text:bookmark-end text:name="__RefHeading___Toc204_3806398728"/></text:h>
      <text:h text:style-name="P48" text:outline-level="3"><text:bookmark-start text:name="__RefHeading___Toc196_582824741"/>Basic checks<text:bookmark-end text:name="__RefHeading___Toc196_582824741"/></text:h>
      <text:p text:style-name="P12">Pool of dices = aspect <text:span text:style-name="T9">used</text:span> + bonuses</text:p>
      <text:p text:style-name="P12">Roll the dice pool, and check for setbacks and advances. On <text:span text:style-name="T10">base</text:span> dices, setbacks are 1s and advances are 6s.</text:p>
      <text:p text:style-name="P12">If there is at least one advance, the test is a success, <text:span text:style-name="T21">else, it is a failure. If</text:span> there is more setbacks than advances, there is also a Consequence.</text:p>
      <text:p text:style-name="P21">If, for some reason, you can get Bonus Dice, they generate advances on 6s, but don’t generate setbacks. </text:p>
      <text:h text:style-name="P49" text:outline-level="3"><text:bookmark-start text:name="__RefHeading___Toc198_582824741"/>Consequence<text:span text:style-name="T11">s</text:span><text:bookmark-end text:name="__RefHeading___Toc198_582824741"/></text:h>
      <text:p text:style-name="P13">A consequence is a secondary problem associated to a check, successful or not. For example, of you’re trying to flirt with the bartender in order to get some <text:span text:style-name="T15">information</text:span>, maybe their partner has seen you and will not forget or may even make a scene, which then may escalate into a conflict.</text:p>
      <text:p text:style-name="P13">A soon as you get a consequence, the aspect value that was used as the dice pool will change : if you succeeded the test, this aspect will increase by one, and another, of the player’s choosing will decrease by one. On the other hand, if the associated test was failed, the aspect will be reduced by one and another one, again chosen by the player, will increase by one.</text:p>
      <text:h text:style-name="P48" text:outline-level="3"><text:bookmark-start text:name="__RefHeading___Toc206_3806398728"/><text:soft-page-break/>Blood dices<text:bookmark-end text:name="__RefHeading___Toc206_3806398728"/></text:h>
      <text:p text:style-name="P14">Blood dices are the main type of dice other than base dices. <text:span text:style-name="T12">Most of the time, they are the consequence of wounds and hardships. Many abilities in The Hunt are based on blood dices.</text:span></text:p>
      <text:p text:style-name="P15">By default, blood dices get setbacks on 1s, as base dices, but they don’t generate advances. </text:p>
      <text:p text:style-name="P11">If, at any point, the number of blood dices of a character is over their biggest Aspect value, the character dies.</text:p>
      <text:h text:style-name="P50" text:outline-level="3"><text:bookmark-start text:name="__RefHeading___Toc200_582824741"/>Training and expertise dice<text:bookmark-end text:name="__RefHeading___Toc200_582824741"/></text:h>
      <text:p text:style-name="P16">A character can have a training value in each skill, ranging from one to 3. For each point of training, the player may replace one base dice for a training dice. Training dices generate advances on 5s and 6s, and setbacks on 1s.</text:p>
      <text:p text:style-name="P16">In each skill, a character may have one area of expertise, narrower. If the check rolled falls under that expertise, the character may replace one of their base or training dice for an expertise dice. Expertise dices generate advances on 4+, and never generate setbacks.</text:p>
      <text:h text:style-name="P59" text:outline-level="2"><text:bookmark-start text:name="__RefHeading___Toc208_3806398728"/>Reputation <text:bookmark-end text:name="__RefHeading___Toc208_3806398728"/></text:h>
      <text:p text:style-name="P17">For each faction you interact with, you may have a reputation value, from -20 to 20, -20 meaning you are their most hated enemy and +20 meaning you are trusted beyond some members.</text:p>
      <text:p text:style-name="P17">During the game, your actions will increase or decrease this reputation : doing work for a faction means they will probably like you more, and insulting a member will decrease it.</text:p>
      <text:p text:style-name="P17">A faction will not react to you the same, depending on this reputation : a mistake might be forgiven or investigated if you are a reliable ally, but will meet swift retaliation if your are unwelcome.</text:p>
      <text:p text:style-name="P18">Each player character manages their own reputation values, that may well be very different with the same faction.</text:p>
      <text:h text:style-name="P55" text:outline-level="2"><text:bookmark-start text:name="__RefHeading___Toc373_2347836164"/>Being Hunted<text:bookmark-end text:name="__RefHeading___Toc373_2347836164"/></text:h>
      <text:p text:style-name="P20">In The Hunt, more often than not, you are the prey. Whatever group or horrors are tacking you, they have resources beyond your match, and they are relentless in destroying you and your cursed existence.</text:p>
      <text:p text:style-name="P20">The way this works is pretty similar to reputation, with a value, going from 0 to 20. This will increase (or more rarely decrease) with PCs actions.</text:p>
      <text:p text:style-name="P24">0-5, you’re under the radar, not noticeable enough to warrant action</text:p>
      <text:p text:style-name="P24">6-10, the Hunt gathers intel about your character, and may act if they have a good opportunity</text:p>
      <text:p text:style-name="P24">11-15, the Hunt starts to take direct actions, attacking where they will have the best options to take you down</text:p>
      <text:p text:style-name="P24">16-20, the Hunt considers you a direct threat to be dispatched, and will relentlessly try to destroy you, deploying massive amount of resources to do so</text:p>
      <text:h text:style-name="P57" text:outline-level="2"><text:bookmark-start text:name="__RefHeading___Toc210_3806398728"/><text:soft-page-break/>Conflicts<text:bookmark-end text:name="__RefHeading___Toc210_3806398728"/></text:h>
      <text:p text:style-name="P22">Each turn, players and NPC act once, by order of maximum aspect value. If several characters act at the same time, PCs go first, then the NPCs.</text:p>
      <text:p text:style-name="P23">Physical combat may end when one side decides to retreat or is severely beaten. Social combat may end when a side chooses to stop, or when the number of influence point of one side is above the max aspect value of the target they are trying to influence.</text:p>
      <text:p text:style-name="P22">Attacks are resolved by opposed checks between the two opponents. In physical combat, the loser suffers a number of blood dices equal to the margin of the test. In social combat, the loser may suffer a loss of reputation or the winner may get a number of influence point equal to the margin of the test.</text:p>
      <text:h text:style-name="P54" text:outline-level="1"><text:bookmark-start text:name="__RefHeading___Toc212_3806398728"/>Setting<text:bookmark-end text:name="__RefHeading___Toc212_3806398728"/></text:h>
      <text:p text:style-name="P5"><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h text:style-name="P54" text:outline-level="1"><text:bookmark-start text:name="__RefHeading___Toc214_3806398728"/>Base scenario<text:bookmark-end text:name="__RefHeading___Toc214_3806398728"/></text:h>
      <text:p text:style-name="P5"><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h text:style-name="Heading_20_1" text:outline-level="1">Opponents</text:h>
      <text:p text:style-name="P25">Basic human: 3 in each aspect, that never <text:span text:style-name="T20">change</text:span>, and 3 skill points in relevant categories.</text:p>
      <text:p text:style-name="P26">Basic vampire: 4 in each aspect, that may change as for player characters, and 5 skills points in relevant ski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list-style-name="Numbering_20_IVX"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4T22:21:44.593000000</meta:creation-date>
    <dc:date>2022-08-06T14:22:55.330000000</dc:date>
    <meta:editing-duration>PT2H35M</meta:editing-duration>
    <meta:editing-cycles>49</meta:editing-cycles>
    <meta:generator>LibreOffice/6.2.6.2$Windows_X86_64 LibreOffice_project/684e730861356e74889dfe6dbddd3562aae2e6ad</meta:generator>
    <meta:document-statistic meta:table-count="0" meta:image-count="0" meta:object-count="0" meta:page-count="6" meta:paragraph-count="113" meta:word-count="1990" meta:character-count="11496" meta:non-whitespace-character-count="9628"/>
  </office:meta>
</office:document-meta>
</file>